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Standard" style:master-page-name="Standard">
      <style:paragraph-properties style:page-number="auto"/>
      <style:text-properties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list-style-name="WW8Num2">
      <style:text-properties fo:font-size="11pt" style:font-size-asian="11pt" style:font-size-complex="11pt"/>
    </style:style>
    <style:style style:name="P6" style:family="paragraph" style:parent-style-name="Standard" style:list-style-name="WW8Num2"/>
    <style:style style:name="P7"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P8" style:family="paragraph" style:parent-style-name="Normal_20__28_Web_29_">
      <style:paragraph-properties style:line-height-at-least="0.1874in" fo:background-color="#ffffff">
        <style:background-image/>
      </style:paragraph-properties>
      <style:text-properties officeooo:paragraph-rsid="0021268f"/>
    </style:style>
    <style:style style:name="T1" style:family="text">
      <style:text-properties fo:font-size="11pt" style:font-size-asian="11pt" style:font-size-complex="11pt"/>
    </style:style>
    <style:style style:name="T2" style:family="text">
      <style:text-properties fo:font-size="11pt" officeooo:rsid="001e7b1e" style:font-size-asian="11pt" style:font-size-complex="11pt"/>
    </style:style>
    <style:style style:name="T3" style:family="text">
      <style:text-properties fo:font-size="11pt" officeooo:rsid="001fc376" style:font-size-asian="11pt" style:font-size-complex="11pt"/>
    </style:style>
    <style:style style:name="T4" style:family="text">
      <style:text-properties fo:font-size="11pt" officeooo:rsid="0021268f"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tyle="italic" style:font-style-asian="italic"/>
    </style:style>
    <style:style style:name="T7" style:family="text">
      <style:text-properties officeooo:rsid="001e7b1e"/>
    </style:style>
    <style:style style:name="T8" style:family="text">
      <style:text-properties officeooo:rsid="001fc376"/>
    </style:style>
    <style:style style:name="T9" style:family="text">
      <style:text-properties officeooo:rsid="002126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ve Atkins, Ph. D.</text:p>
      <text:p text:style-name="P1">910 Francesca Court</text:p>
      <text:p text:style-name="P1">Punta Gorda, Fl 33950</text:p>
      <text:p text:style-name="P1">(336)710-9122</text:p>
      <text:p text:style-name="P1"/>
      <text:p text:style-name="P1"><text:span text:style-name="T7">November</text:span> <text:span text:style-name="T7">15</text:span>, 201<text:span text:style-name="T7">3</text:span></text:p>
      <text:p text:style-name="P1"/>
      <text:p text:style-name="P1">Search Committee <text:span text:style-name="T9">Research Methodology Faculty</text:span>:</text:p>
      <text:p text:style-name="P1"/>
      <text:p text:style-name="P8"><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4">Research Methodology faculty</text:span><text:span text:style-name="T1"> at New Charter University. </text:span><text:span text:style-name="T4">I have taught graduate courses in research methodologies and have a strong background and experience in statistical methods. I am an experienced teacher and have developed courses for a variety of distance modalities. </text:span><text:span text:style-name="T1">Moreover, I am very familiar with all aspects of institutional effectiveness and research, outcomes assessment, program evaluation, </text:span><text:span text:style-name="T2">student development.</text:span><text:span text:style-name="T1"> and accountability, and accreditation. I have a great desire to be part of a </text:span><text:span text:style-name="T3">university</text:span><text:span text:style-name="T1"> that practices with integrity its core mission. Throughout my tenure in college administration </text:span><text:span text:style-name="T4">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college</text:span><text:span text:style-name="T2">s</text:span><text:span text:style-name="T1"> </text:span><text:span text:style-name="T2">and universities</text:span><text:span text:style-name="T1"> are facing and welcome the chance to meet with the search committee to discuss my candidacy.</text:span></text:p>
      <text:p text:style-name="P7">I am attaching my curriculum vitae to this letter, along with artifacts that support my capabilities and competence as a college administrator with particular expertise in <text:span text:style-name="T7">academic and student affairs,</text:span> and the names and contact information of individuals who will serve as my references. I am also listing below certain of my accomplishments and interests that fit most closely with my perception of what New Charter University is seeking in a Learning Assessment Engineer:</text:p>
      <text:list xml:id="list125005211535406958" text:style-name="WW8Num2">
        <text:list-item>
          <text:p text:style-name="P5">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5">At SCC, I spearheaded a nationally recognized Learning Initiative and Quality Enhancement Plan. Specific activities at SCC included initiation of a professional development model in critical thinking, implementation of an institutional portfolio model for assessing learning outcomes, an innovative process for mapping college programs for evaluation and for new program development, development of the college’s faculty evaluation model to accommodate a learning-centered perspective, and implementation of a First-Year Experience Program. </text:p>
        </text:list-item>
        <text:list-item>
          <text:p text:style-name="P6"><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6">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ext:soft-page-break/>their own solutions to problems. In addition to this publication, the college was featured in the SACS Accreditation Toolkit as an example of how colleges are using the <text:span text:style-name="T6">Community College of Survey of Student Engagement</text:span> (<text:span text:style-name="T6">CCSSE</text:span>) data to promote student learning throughout the accreditation review process..</text:p>
        </text:list-item>
        <text:list-item>
          <text:p text:style-name="P6"><text:span text:style-name="T1">In 2003, at Dr. Terry O’Banion’s request, I co-authored an article published in the League for Innovation in the Community College’s </text:span><text:span text:style-name="T5">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5">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5">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6"><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5">New York Times</text:span><text:span text:style-name="T1">, the </text:span><text:span text:style-name="T5">London Financial Times</text:span><text:span text:style-name="T1">, and on </text:span><text:span text:style-name="T5">National Public Radio</text:span><text:span text:style-name="T1">. <text:s text:c="2"/></text:span></text:p>
        </text:list-item>
        <text:list-item>
          <text:p text:style-name="P5">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er and consultant. The implementation of this important study is in process and will serve as one of the foundational elements for the institution’s Quality Enhancement Plan (QEP).</text:p>
        </text:list-item>
        <text:list-item>
          <text:p text:style-name="P5">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6"><text:span text:style-name="T1">In 2010, I led the development of a learning-centered adjunct evaluation model that more closely resembles the in-depth analysis reflected in the expectations of teaching and learning of full-time faculty. The unique adjunct evaluation model included development of rubrics to ensure </text:span><text:soft-page-break/><text:span text:style-name="T1">consistency of the evaluations by faculty chairs and academic administrators.  The process includes a portfolio that aligns teaching practices and goals with evaluation instruments and other methods for analyzing teaching and learning.  <text:s/></text:span></text:p>
        </text:list-item>
      </text:list>
      <text:p text:style-name="P2"/>
      <text:p text:style-name="P2"/>
      <text:p text:style-name="P1">Perhaps my greatest strength is working closely with college faculty, <text:span text:style-name="T7">staff,</text:span> and administration in the implementation of assessment processes for courses, programs and degrees. My resume will depict that I have an abundance of experience mentoring, training and supporting faculty and <text:span text:style-name="T7">student services staff</text:span> in the creation of learning outcomes, and strategies and tools used to assess these outcomes. Moreover, I have developed professional development models and Academic Support Centers at two colleges that focus on <text:span text:style-name="T7">tutoring and support for students academic and non-cognitive needs</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New Charter University in a supporting role in outcomes assessment. The most salient reason that I am interested is the opportunity to work closely with the College’s leadership team in an environment that is consistent with my own philosophy of higher education practices. For years, I have been charged with transforming a <text:span text:style-name="T7">c</text:span>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text:span text:style-name="T8">universities</text:span>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10-03T12:06:00</meta:creation-date>
    <dc:date>2013-11-18T22:23:38.075000000</dc:date>
    <meta:print-date>2011-04-20T10:25:00</meta:print-date>
    <meta:editing-cycles>2</meta:editing-cycles>
    <meta:editing-duration>PT8M</meta:editing-duration>
    <meta:generator>LibreOffice/4.1.1.2$Windows_x86 LibreOffice_project/7e4286b58adc75a14f6d83f53a03b6c11fa2903</meta:generator>
    <meta:document-statistic meta:table-count="0" meta:image-count="0" meta:object-count="0" meta:page-count="3" meta:paragraph-count="23" meta:word-count="1667" meta:character-count="11011" meta:non-whitespace-character-count="9363"/>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